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6000002178C7153829687CE77.png" manifest:media-type="image/png"/>
  <manifest:file-entry manifest:full-path="Pictures/10000001000001F6000003DA4ED2ADCB7D28BF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width="13.282cm" svg:height="26.088cm" draw:z-index="1"><draw:image xlink:href="Pictures/10000001000001F6000003DA4ED2ADCB7D28BFA6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1" draw:name="Image1" text:anchor-type="char" svg:width="17cm" svg:height="9.906cm" draw:z-index="0"><draw:image xlink:href="Pictures/1000000100000396000002178C7153829687CE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16:17.861495062</meta:creation-date>
    <dc:date>2024-03-19T23:20:53.198317798</dc:date>
    <meta:editing-duration>PT4M1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